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NodeBuilder.buildNod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tegoryNodeBuilder.getCategoryNode( TreeBuilder builder , String categ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NodeBuil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NodeBuilder.getNamedNode( TreeBuilder builder , String categoryName ,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